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automatic-styles>
    <style:style style:name="P1" style:family="paragraph" style:parent-style-name="Standard">
      <style:text-properties fo:font-weight="bold" officeooo:paragraph-rsid="0016751d" style:font-weight-asian="bold"/>
    </style:style>
    <style:style style:name="P2" style:family="paragraph" style:parent-style-name="Standard">
      <style:text-properties officeooo:paragraph-rsid="001675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What problem does Virtualization solves and what is its drawback in context to modern application deployments?</text:p>
      <text:p text:style-name="P2"/>
      <text:p text:style-name="P2">If we want to work with a new machine but don’t actually have the hardware requirements other than the old machine, this problem can be solved by virtualization especially if the resources are unused to the extent they can be used. Virtualization allows the same hardware resource to be shared among various OS which ensures effective resource utilization and also reduces the cost and the stress of managing actual hardware components. </text:p>
      <text:p text:style-name="P2">In context of modern application deployment, the code or application from the build or test environment need to be transferred to the production server or environment. We can use virtualization but virtualization only allows the virtual machine to be created while the libraries and dependencies may need to be added or configured separately. This creates an overhead to tasks to be performed to make the libraries and dependencies compatible which significantly reduces the pace of application deployment. <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2T02:09:08.898853594</meta:creation-date>
    <dc:date>2021-11-12T02:09:29.735185099</dc:date>
    <meta:editing-duration>PT21S</meta:editing-duration>
    <meta:editing-cycles>1</meta:editing-cycles>
    <meta:document-statistic meta:table-count="0" meta:image-count="0" meta:object-count="0" meta:page-count="1" meta:paragraph-count="3" meta:word-count="164" meta:character-count="1057" meta:non-whitespace-character-count="893"/>
    <meta:generator>LibreOffice/7.2.1.2$Linux_X86_64 LibreOffice_project/20$Build-2</meta:generator>
  </office:meta>
</office:document-meta>
</file>